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style:style style:name="P3" style:family="paragraph" style:parent-style-name="Standard" style:list-style-name="L2">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the current progress of my masters project to date.</text:p>
      <text:p text:style-name="P1"/>
      <text:p text:style-name="P1">The project is an additive wavetable synthesiser plugin. The unique nature of the project is that the amplitude and envelope of each harmonic can be altered through a multislider. Once complete, each harmonic will also have a range of effect parameters that can be altered via the multislider. In addition, there is also a range of effects that are available to be used on the master output. By the end of the project there will be master pitch and filter envelopes and potentially an assignable LFO.</text:p>
      <text:p text:style-name="P1"/>
      <text:p text:style-name="P1">The user interface is almost complete but not all of the interface objects have been connected to the back end. Below is the current 'To Do' list for the project.</text:p>
      <text:p text:style-name="P1"/>
      <text:p text:style-name="P1"><text:tab/>To Do:</text:p>
      <text:p text:style-name="P1"/>
      <text:list xml:id="list280308663904860183" text:style-name="L1">
        <text:list-item>
          <text:p text:style-name="P2">Create an LFO and filter/pitch envelope.</text:p>
        </text:list-item>
      </text:list>
      <text:p text:style-name="P1"/>
      <text:list xml:id="list5556184565066619024" text:style-name="L2">
        <text:list-item>
          <text:p text:style-name="P3">Add functionality to morph between linear and exponential envelopes.</text:p>
        </text:list-item>
      </text:list>
      <text:list xml:id="list1688382296" text:continue-list="list280308663904860183" text:style-name="L1">
        <text:list-header>
          <text:p text:style-name="P2"/>
        </text:list-header>
        <text:list-item>
          <text:p text:style-name="P2">Complete connected effects parameters to the harmonics in effects multislider tab.</text:p>
          <text:p text:style-name="P2"/>
        </text:list-item>
        <text:list-item>
          <text:p text:style-name="P2">Connect the custom elements of the tabs to their functions, i.e. on/off functions for master effects, popup menu on effects tab to alter which effect parameter the multislider controls and ComboBox to a range of presets.</text:p>
          <text:p text:style-name="P2"/>
        </text:list-item>
        <text:list-item>
          <text:p text:style-name="P2">Finalise UI so all elements are in keeping with the round-edged grey and white theme.</text:p>
        </text:list-item>
      </text:list>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Morgan</meta:initial-creator>
    <meta:creation-date>2017-07-14T16:12:26</meta:creation-date>
    <dc:date>2017-07-16T11:35:00</dc:date>
    <dc:creator>Nick Morgan</dc:creator>
    <meta:editing-duration>P1DT19H7M49S</meta:editing-duration>
    <meta:editing-cycles>7</meta:editing-cycles>
    <meta:generator>OpenOffice/4.1.3$Unix OpenOffice.org_project/413m1$Build-9783</meta:generator>
    <meta:document-statistic meta:table-count="0" meta:image-count="0" meta:object-count="0" meta:page-count="1" meta:paragraph-count="9" meta:word-count="211" meta:character-count="1228"/>
  </office:meta>
</office:document-meta>
</file>